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6" style:family="paragraph" style:parent-style-name="Text_20_body" style:list-style-name="L4">
      <style:text-properties officeooo:rsid="000b8012"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0e701d" officeooo:paragraph-rsid="000e701d"/>
    </style:style>
    <style:style style:name="P23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24" style:family="paragraph" style:parent-style-name="Text_20_body" style:list-style-name="L6">
      <style:text-properties officeooo:rsid="000eec00" officeooo:paragraph-rsid="000eec00"/>
    </style:style>
    <style:style style:name="P25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26" style:family="paragraph" style:parent-style-name="Text_20_body" style:list-style-name="L6">
      <style:text-properties officeooo:rsid="00286d3d" officeooo:paragraph-rsid="00286d3d"/>
    </style:style>
    <style:style style:name="P27" style:family="paragraph" style:parent-style-name="Text_20_body" style:list-style-name="L6">
      <style:text-properties officeooo:rsid="002957f8" officeooo:paragraph-rsid="00286d3d"/>
    </style:style>
    <style:style style:name="P28" style:family="paragraph" style:parent-style-name="Text_20_body" style:list-style-name="L6">
      <style:text-properties officeooo:rsid="000e701d" officeooo:paragraph-rsid="00116b98"/>
    </style:style>
    <style:style style:name="P29" style:family="paragraph" style:parent-style-name="Text_20_body" style:list-style-name="L6">
      <style:text-properties officeooo:paragraph-rsid="00116b98"/>
    </style:style>
    <style:style style:name="P30" style:family="paragraph" style:parent-style-name="Text_20_body" style:list-style-name="L6">
      <style:text-properties officeooo:rsid="00209e10" officeooo:paragraph-rsid="00209e10"/>
    </style:style>
    <style:style style:name="P31" style:family="paragraph" style:parent-style-name="Text_20_body" style:list-style-name="L6">
      <style:text-properties officeooo:rsid="00230835" officeooo:paragraph-rsid="00230835"/>
    </style:style>
    <style:style style:name="P32" style:family="paragraph" style:parent-style-name="Text_20_body" style:list-style-name="L6">
      <style:text-properties officeooo:rsid="0024c59d" officeooo:paragraph-rsid="0024c59d"/>
    </style:style>
    <style:style style:name="P33" style:family="paragraph" style:parent-style-name="Text_20_body" style:list-style-name="L6">
      <style:text-properties officeooo:rsid="0014545c" officeooo:paragraph-rsid="0014545c"/>
    </style:style>
    <style:style style:name="P34" style:family="paragraph" style:parent-style-name="Text_20_body" style:list-style-name="L6">
      <style:text-properties officeooo:rsid="00182c83" officeooo:paragraph-rsid="00182c83"/>
    </style:style>
    <style:style style:name="P35" style:family="paragraph" style:parent-style-name="Text_20_body">
      <style:text-properties officeooo:rsid="00182c83" officeooo:paragraph-rsid="00182c83"/>
    </style:style>
    <style:style style:name="P36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37" style:family="paragraph" style:parent-style-name="Text_20_body" style:list-style-name="L7">
      <style:text-properties officeooo:rsid="001dbc6b" officeooo:paragraph-rsid="001db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Optional :</text:p>
      <text:list text:style-name="L4">
        <text:list-item>
          <text:p text:style-name="P16"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7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Main menu : theme splash of blood, then wipe to display button</text:p>
        </text:list-item>
        <text:list-item>
          <text:p text:style-name="P22">Map : pixel art, top down, indoors, crime scene</text:p>
        </text:list-item>
        <text:list-item>
          <text:p text:style-name="P22">player : 2D control</text:p>
          <text:list>
            <text:list-item>
              <text:p text:style-name="P23">movement : zqsd + mouse</text:p>
            </text:list-item>
            <text:list-item>
              <text:p text:style-name="P23">cleaning action with circular <text:span text:style-name="T8">timer</text:span></text:p>
            </text:list-item>
            <text:list-item>
              <text:p text:style-name="P24">hand+wipe cursor</text:p>
            </text:list-item>
            <text:list-item>
              <text:p text:style-name="P25">cleaning zone with dotted border</text:p>
            </text:list-item>
          </text:list>
        </text:list-item>
        <text:list-item>
          <text:p text:style-name="P26">Shop for cleaning tools</text:p>
        </text:list-item>
        <text:list-item>
          <text:p text:style-name="P27">Tutorial</text:p>
        </text:list-item>
        <text:list-item>
          <text:p text:style-name="P28">NPC : 2 types</text:p>
          <text:list>
            <text:list-item>
              <text:p text:style-name="P28">investigators with detection areas</text:p>
            </text:list-item>
            <text:list-item>
              <text:p text:style-name="P29"><text:span text:style-name="T6">forensic scientist</text:span><text:span text:style-name="T9">s : idl, to hide dirty cleaning cloth, some are undercover inspectors</text:span></text:p>
            </text:list-item>
          </text:list>
        </text:list-item>
        <text:list-item>
          <text:p text:style-name="P30">Animations :</text:p>
          <text:list>
            <text:list-item>
              <text:p text:style-name="P30">forensics idle</text:p>
            </text:list-item>
            <text:list-item>
              <text:p text:style-name="P30">forensics-inspector – reveal</text:p>
            </text:list-item>
            <text:list-item>
              <text:p text:style-name="P31">player movements</text:p>
            </text:list-item>
            <text:list-item>
              <text:p text:style-name="P31">inspectors movements</text:p>
            </text:list-item>
            <text:list-item>
              <text:p text:style-name="P31">inspector catching</text:p>
            </text:list-item>
          </text:list>
        </text:list-item>
        <text:list-item>
          <text:p text:style-name="P32">Art Design :</text:p>
          <text:list>
            <text:list-item>
              <text:p text:style-name="P32"><text:soft-page-break/>UI</text:p>
            </text:list-item>
            <text:list-item>
              <text:p text:style-name="P32">Title</text:p>
            </text:list-item>
            <text:list-item>
              <text:p text:style-name="P32">House – all assets</text:p>
            </text:list-item>
            <text:list-item>
              <text:p text:style-name="P32">Crime items</text:p>
            </text:list-item>
            <text:list-item>
              <text:p text:style-name="P32">Animations</text:p>
            </text:list-item>
            <text:list-item>
              <text:p text:style-name="P32">Dialogues</text:p>
            </text:list-item>
            <text:list-item>
              <text:p text:style-name="P32">shop</text:p>
            </text:list-item>
            <text:list-item>
              <text:p text:style-name="P32">HUD</text:p>
            </text:list-item>
            <text:list-item>
              <text:p text:style-name="P32"/>
            </text:list-item>
          </text:list>
        </text:list-item>
        <text:list-item>
          <text:p text:style-name="P33">scripts :</text:p>
          <text:list>
            <text:list-item>
              <text:p text:style-name="P33">scene management</text:p>
            </text:list-item>
            <text:list-item>
              <text:p text:style-name="P33">tilemaplayer</text:p>
            </text:list-item>
            <text:list-item>
              <text:p text:style-name="P33">utilities</text:p>
            </text:list-item>
            <text:list-item>
              <text:p text:style-name="P33">event bus</text:p>
            </text:list-item>
            <text:list-item>
              <text:p text:style-name="P33">player control</text:p>
            </text:list-item>
            <text:list-item>
              <text:p text:style-name="P34">inspector detection</text:p>
            </text:list-item>
            <text:list-item>
              <text:p text:style-name="P34">cleaning zone</text:p>
            </text:list-item>
          </text:list>
        </text:list-item>
      </text:list>
      <text:p text:style-name="P35"/>
      <text:p text:style-name="P36">Issues to solve :</text:p>
      <text:list text:style-name="L7">
        <text:list-item>
          <text:p text:style-name="P37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7T11:53:13.038000000</dc:date>
    <meta:editing-duration>PT11H3M3S</meta:editing-duration>
    <meta:editing-cycles>26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5" meta:word-count="429" meta:character-count="2298" meta:non-whitespace-character-count="1995"/>
  </office:meta>
</office:document-meta>
</file>